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rvice Médicament</text:p>
      <text:p text:style-name="Standard"/>
      <text:p text:style-name="Standard">Différents produits nettoyants pour les yeux, les oreilles, shampoing, produits d'hygiène dentaire ont été sélectionnés.</text:p>
      <text:p text:style-name="Standard">Vous trouverez également des antipuces, antitiques, et vermifuge adaptés à votre animal</text:p>
      <text:p text:style-name="Standard"/>
      <text:p text:style-name="Standard">Service alimentation</text:p>
      <text:p text:style-name="Standard"/>
      <text:p text:style-name="Standard">Différentes gammes d'aliments pour votre animal de compagnie (chien, chat, NAC).</text:p>
      <text:p text:style-name="Standard">N'hésitez pas à demander conseil afin de trouver l'aliment physiologique adapté à votre animal en fonction de sa taille, sa race.</text:p>
      <text:p text:style-name="Standard"/>
      <text:p text:style-name="Standard"/>
      <text:p text:style-name="Standard">ACHAT DE CROQUETTES EN LIGNE cliquez ici http://www.10petitszebres.com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2M16S</meta:editing-duration>
    <meta:editing-cycles>5</meta:editing-cycles>
    <meta:generator>OpenOffice.org/3.3$Win32 OpenOffice.org_project/330m20$Build-9567</meta:generator>
    <dc:date>2016-06-01T18:21:51.62</dc:date>
    <meta:document-statistic meta:table-count="0" meta:image-count="0" meta:object-count="0" meta:page-count="1" meta:paragraph-count="7" meta:word-count="71" meta:character-count="525"/>
    <meta:user-defined meta:name="Info 1"/>
    <meta:user-defined meta:name="Info 2"/>
    <meta:user-defined meta:name="Info 3"/>
    <meta:user-defined meta:name="Info 4"/>
  </office:meta>
</office:document-meta>
</file>